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teredAnswersWithApisIdsMap k de 0 a 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20"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6" calcext:value-type="float">
            <text:p>0.2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hitkfilter</text:p>
          </table:table-cell>
          <table:table-cell office:value-type="string" calcext:value-type="string">
            <text:p>hitkasym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6" calcext:value-type="float">
            <text:p>0.26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63" calcext:value-type="float">
            <text:p>0.63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6" calcext:value-type="float">
            <text:p>0.2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61" calcext:value-type="float">
            <text:p>0.6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6" calcext:value-type="float">
            <text:p>0.26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26" calcext:value-type="float">
            <text:p>0.26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26" calcext:value-type="float">
            <text:p>0.2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6" calcext:value-type="float">
            <text:p>0.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26" calcext:value-type="float">
            <text:p>0.2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9" calcext:value-type="float">
            <text:p>0.5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26" calcext:value-type="float">
            <text:p>0.2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58" calcext:value-type="float">
            <text:p>0.5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26" calcext:value-type="float">
            <text:p>0.2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58" calcext:value-type="float">
            <text:p>0.5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26" calcext:value-type="float">
            <text:p>0.2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6" calcext:value-type="float">
            <text:p>0.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53" calcext:value-type="float">
            <text:p>0.5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6" calcext:value-type="float">
            <text:p>0.2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48" calcext:value-type="float">
            <text:p>0.4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44" calcext:value-type="float">
            <text:p>0.4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topAsymIdsMap k de 0 a 20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hitk1</text:p>
          </table:table-cell>
          <table:table-cell office:value-type="string" calcext:value-type="string">
            <text:p>mrrk1</text:p>
          </table:table-cell>
          <table:table-cell office:value-type="string" calcext:value-type="string">
            <text:p>obs</text:p>
          </table:table-cell>
          <table:table-cell table:number-columns-repeated="4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4" calcext:value-type="float">
            <text:p>0.0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4" calcext:value-type="float">
            <text:p>0.04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4" calcext:value-type="float">
            <text:p>0.0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teredAnswersWithApisIdsMap k de 0 a 2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7T18:44:57.406771790</dc:date>
    <meta:editing-duration>PT23M4S</meta:editing-duration>
    <meta:editing-cycles>6</meta:editing-cycles>
    <meta:generator>LibreOffice/6.0.6.2$Linux_X86_64 LibreOffice_project/00m0$Build-2</meta:generator>
    <meta:document-statistic meta:table-count="1" meta:cell-count="152" meta:object-count="0"/>
  </office:meta>
</office:document-meta>
</file>